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d19b0" officeooo:paragraph-rsid="001a50a9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212aa4" officeooo:paragraph-rsid="001a50a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373fd8" officeooo:paragraph-rsid="001a50a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12aa4" officeooo:paragraph-rsid="001a50a9" style:font-size-asian="10.5pt" style:font-weight-asian="bold" style:font-size-complex="12pt" style:font-weight-complex="bold"/>
    </style:style>
    <style:style style:name="T1" style:family="text">
      <style:text-properties officeooo:rsid="002238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uverture :</text:p>
      <text:p text:style-name="P2"><text:tab/>-analyse <text:span text:style-name="T1">sémantique</text:span> &amp; linguistique .</text:p>
      <text:p text:style-name="P2"><text:tab/>-inclure divers site (<text:span text:style-name="T1">vidéo</text:span>, audio, vente, <text:span text:style-name="T1">réseaux</text:span> sociaux, …).</text:p>
      <text:p text:style-name="P2"><text:tab/>-<text:span text:style-name="T1">bibliothèque</text:span> de page (et/ou arbre) personnel.</text:p>
      <text:p text:style-name="P3"><text:tab/>-Andoid, IOS, .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00:11:45.184000000</meta:creation-date>
    <dc:date>2017-09-23T00:12:10.434000000</dc:date>
    <meta:editing-duration>PT25S</meta:editing-duration>
    <meta:editing-cycles>1</meta:editing-cycles>
    <meta:document-statistic meta:table-count="0" meta:image-count="0" meta:object-count="0" meta:page-count="1" meta:paragraph-count="5" meta:word-count="25" meta:character-count="177" meta:non-whitespace-character-count="153"/>
    <meta:generator>LibreOffice/5.3.3.2$Windows_x86 LibreOffice_project/3d9a8b4b4e538a85e0782bd6c2d430bafe583448</meta:generator>
  </office:meta>
</office:document-meta>
</file>